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554c" officeooo:paragraph-rsid="0003554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Question 1:</text:p>
      <text:p text:style-name="P1">Write a program which takes 2 digits, X,Y as input and generates a 2-dimensional array. The element value in the i-th row and j-th column of the array should be i*j.</text:p>
      <text:p text:style-name="P1"/>
      <text:p text:style-name="P1"><text:s text:c="4"/>Note: i=0,1.., X-1; j=0,1..,Y-1.</text:p>
      <text:p text:style-name="P1"><text:s text:c="4"/>Example</text:p>
      <text:p text:style-name="P1"><text:s text:c="4"/>Suppose the following inputs are given to the program: 3,5</text:p>
      <text:p text:style-name="P1"><text:s text:c="4"/>Then, the output of the program should be: [[0, 0, 0, 0, 0], [0, 1, 2, 3, 4], [0, 2, 4, 6, 8]] </text:p>
      <text:p text:style-name="P1"/>
      <text:p text:style-name="P1"/>
      <text:p text:style-name="P1">Question 2:</text:p>
      <text:p text:style-name="P1">Write a program which accepts a sequence of comma separated 4 digit binary numbers as its input and then check whether they are divisible by 5 or not. The numbers that are divisible by 5 are to be printed in a comma separated sequence.</text:p>
      <text:p text:style-name="P1"/>
      <text:p text:style-name="P1"><text:s text:c="4"/>Example</text:p>
      <text:p text:style-name="P1"><text:s text:c="4"/>0100,0011,1010,1001 Then the output should be: 1010</text:p>
      <text:p text:style-name="P1"/>
      <text:p text:style-name="P1"/>
      <text:p text:style-name="P1">Question 3:</text:p>
      <text:p text:style-name="P1">Write a program that accepts a sentence and calculate the number of letters and digits. Suppose the following input is supplied to the program:</text:p>
      <text:p text:style-name="P1"/>
      <text:p text:style-name="P1"><text:s text:c="4"/>Example</text:p>
      <text:p text:style-name="P1"><text:s text:c="4"/>hello world! 123</text:p>
      <text:p text:style-name="P1"><text:s text:c="4"/>Then, the output should be:</text:p>
      <text:p text:style-name="P1"><text:s text:c="4"/>LETTERS 10</text:p>
      <text:p text:style-name="P1"><text:s text:c="4"/>DIGITS 3</text:p>
      <text:p text:style-name="P1"/>
      <text:p text:style-name="P1"/>
      <text:p text:style-name="P1">Question 4:</text:p>
      <text:p text:style-name="P1">Write a program that accepts a sentence and calculate the number of upper case letters and lower case letters. Suppose the following input is supplied to the program:</text:p>
      <text:p text:style-name="P1"/>
      <text:p text:style-name="P1"><text:s text:c="4"/>Example</text:p>
      <text:p text:style-name="P1"><text:s text:c="4"/>Hello world!</text:p>
      <text:p text:style-name="P1"><text:s text:c="4"/>Then, the output should be:</text:p>
      <text:p text:style-name="P1"><text:s text:c="4"/>UPPER CASE 1</text:p>
      <text:p text:style-name="P1"><text:s text:c="4"/>LOWER CASE 9</text:p>
      <text:p text:style-name="P1"/>
      <text:p text:style-name="P1"/>
      <text:p text:style-name="P1">Question 5:</text:p>
      <text:p text:style-name="P1">Write a program that computes the net amount of a bank account based a transaction log from console input. The transaction log format is shown as following: enter quit to exit and display netamount</text:p>
      <text:p text:style-name="P1"/>
      <text:p text:style-name="P1"><text:s text:c="4"/>Example</text:p>
      <text:p text:style-name="P1"><text:s text:c="4"/>D 100</text:p>
      <text:p text:style-name="P1"><text:s text:c="4"/>W 200</text:p>
      <text:p text:style-name="P1"><text:s text:c="4"/>D means deposit while</text:p>
      <text:p text:style-name="P1"><text:soft-page-break/><text:s text:c="4"/>W means withdrawal.</text:p>
      <text:p text:style-name="P1"><text:s text:c="4"/>Suppose the following input is supplied to the program:</text:p>
      <text:p text:style-name="P1"><text:s text:c="4"/>D 300</text:p>
      <text:p text:style-name="P1"><text:s text:c="4"/>D 300</text:p>
      <text:p text:style-name="P1"><text:s text:c="4"/>W 200</text:p>
      <text:p text:style-name="P1"><text:s text:c="4"/>D 100</text:p>
      <text:p text:style-name="P1"><text:s text:c="4"/>quit</text:p>
      <text:p text:style-name="P1"><text:s text:c="4"/>Then, the output should be:</text:p>
      <text:p text:style-name="P1"><text:s text:c="4"/>500</text:p>
      <text:p text:style-name="P1"/>
      <text:p text:style-name="P1"/>
      <text:p text:style-name="P1">Question 6:</text:p>
      <text:p text:style-name="P1">Write a program to check the validity of password input by users.</text:p>
      <text:p text:style-name="P1">Following are the criteria for checking the password:</text:p>
      <text:p text:style-name="P1">1. At least 1 letter between [a-z]</text:p>
      <text:p text:style-name="P1">2. At least 1 number between [0-9]</text:p>
      <text:p text:style-name="P1">1. At least 1 letter between [A-Z]</text:p>
      <text:p text:style-name="P1">3. At least 1 character from [$#@]</text:p>
      <text:p text:style-name="P1">4. Minimum length of transaction password: 6</text:p>
      <text:p text:style-name="P1">5. Maximum length of transaction password: 12</text:p>
      <text:p text:style-name="P1"/>
      <text:p text:style-name="P1"><text:s text:c="4"/>Example</text:p>
      <text:p text:style-name="P1"><text:s text:c="4"/>If the following passwords are given as input to the program:</text:p>
      <text:p text:style-name="P1"><text:s text:c="4"/>ABd1234@1</text:p>
      <text:p text:style-name="P1"><text:s text:c="4"/>Then, the output of the program should be:</text:p>
      <text:p text:style-name="P1"/>
      <text:p text:style-name="P1"><text:s text:c="10"/>Validation Succeed</text:p>
      <text:p text:style-name="P1"/>
      <text:p text:style-name="P1"/>
      <text:p text:style-name="P1"><text:s text:c="4"/>ABd12341</text:p>
      <text:p text:style-name="P1"><text:s text:c="4"/>Then, the output of the program should be:</text:p>
      <text:p text:style-name="P1"/>
      <text:p text:style-name="P1"><text:s text:c="10"/>Validation Failed</text:p>
      <text:p text:style-name="P1"/>
      <text:p text:style-name="P1"/>
      <text:p text:style-name="P1"><text:s text:c="4"/>Repeat the process until user enteres correct password</text:p>
      <text:p text:style-name="P1"/>
      <text:p text:style-name="P1"/>
      <text:p text:style-name="P1">Question 7:</text:p>
      <text:p text:style-name="P1">A robot moves in a plane starting from the original point [0,0]. The robot can move toward UP, DOWN, LEFT and RIGHT with a given steps. The trace of robot movement is shown as the following:</text:p>
      <text:p text:style-name="P1">UP 5</text:p>
      <text:p text:style-name="P1">DOWN 3</text:p>
      <text:p text:style-name="P1">LEFT 3</text:p>
      <text:p text:style-name="P1">RIGHT 2</text:p>
      <text:p text:style-name="P1">Â¡Â­</text:p>
      <text:p text:style-name="P1">The numbers after the direction are steps. Please write a program to compute the distance from current position after a sequence of movement and original point. If the distance is a float, then just print the nearest integer.</text:p>
      <text:p text:style-name="P1"/>
      <text:p text:style-name="P1"><text:s text:c="4"/>Example:</text:p>
      <text:p text:style-name="P1"><text:soft-page-break/></text:p>
      <text:p text:style-name="P1"><text:s text:c="4"/>If the following tuples are given as input to the program:</text:p>
      <text:p text:style-name="P1"><text:s text:c="4"/>UP 5</text:p>
      <text:p text:style-name="P1"><text:s text:c="4"/>DOWN 3</text:p>
      <text:p text:style-name="P1"><text:s text:c="4"/>LEFT 3</text:p>
      <text:p text:style-name="P1"><text:s text:c="4"/>RIGHT 2</text:p>
      <text:p text:style-name="P1"><text:s text:c="4"/>Then, the output of the program should be:</text:p>
      <text:p text:style-name="P1"><text:s text:c="4"/>[2, -1]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0T12:42:52.528330317</meta:creation-date>
    <dc:date>2017-05-10T12:43:20.503761062</dc:date>
    <meta:editing-duration>P0D</meta:editing-duration>
    <meta:editing-cycles>1</meta:editing-cycles>
    <meta:document-statistic meta:table-count="0" meta:image-count="0" meta:object-count="0" meta:page-count="3" meta:paragraph-count="73" meta:word-count="502" meta:character-count="2914" meta:non-whitespace-character-count="2289"/>
    <meta:generator>LibreOffice/4.2.3.3$Linux_X86_64 LibreOffice_project/420m0$Build-3</meta:generator>
  </office:meta>
</office:document-meta>
</file>